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40000004EEC2C8B99A3F500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arial" svg:font-family="arial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background-color="#66ff99" fo:padding="0.199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1" fo:font-size="12pt" style:font-size-asian="12pt" style:font-size-complex="12pt"/>
    </style:style>
    <style:style style:name="P3" style:family="paragraph" style:parent-style-name="Table_20_Contents"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2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06b7db" officeooo:paragraph-rsid="00cbb4a1"/>
    </style:style>
    <style:style style:name="P12" style:family="paragraph" style:parent-style-name="Standard">
      <style:paragraph-properties fo:text-align="center" style:justify-single-word="false"/>
      <style:text-properties officeooo:rsid="0006b7db" officeooo:paragraph-rsid="0039c0fb"/>
    </style:style>
    <style:style style:name="P13" style:family="paragraph" style:parent-style-name="Text_20_body">
      <style:text-properties officeooo:paragraph-rsid="00de208a"/>
    </style:style>
    <style:style style:name="P14" style:family="paragraph" style:parent-style-name="Text_20_body">
      <style:text-properties officeooo:paragraph-rsid="0102636b"/>
    </style:style>
    <style:style style:name="P15" style:family="paragraph" style:parent-style-name="Heading_20_2">
      <style:text-properties officeooo:rsid="0113a315" officeooo:paragraph-rsid="0113a315"/>
    </style:style>
    <style:style style:name="P16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/>
    </style:style>
    <style:style style:name="P17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18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19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20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T1" style:family="text">
      <style:text-properties officeooo:rsid="00d9e0b7"/>
    </style:style>
    <style:style style:name="T2" style:family="text">
      <style:text-properties officeooo:rsid="00f0a4cd"/>
    </style:style>
    <style:style style:name="T3" style:family="text">
      <style:text-properties officeooo:rsid="01151120"/>
    </style:style>
    <style:style style:name="T4" style:family="text">
      <style:text-properties officeooo:rsid="00d58b88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cbb4a1"/>
    </style:style>
    <style:style style:name="T7" style:family="text">
      <style:text-properties fo:font-weight="bold" officeooo:rsid="0025c850" style:font-weight-asian="bold" style:font-weight-complex="bold"/>
    </style:style>
    <style:style style:name="T8" style:family="text">
      <style:text-properties fo:font-weight="bold" officeooo:rsid="00231d7a" style:font-weight-asian="bold" style:font-weight-complex="bold"/>
    </style:style>
    <style:style style:name="T9" style:family="text">
      <style:text-properties fo:font-weight="bold" officeooo:rsid="00cbb4a1" style:font-weight-asian="bold" style:font-weight-complex="bold"/>
    </style:style>
    <style:style style:name="T10" style:family="text">
      <style:text-properties fo:font-weight="bold" officeooo:rsid="00d58b88" style:font-weight-asian="bold" style:font-weight-complex="bold"/>
    </style:style>
    <style:style style:name="T11" style:family="text">
      <style:text-properties fo:font-weight="bold" officeooo:rsid="00d9e0b7" style:font-weight-asian="bold" style:font-weight-complex="bold"/>
    </style:style>
    <style:style style:name="T12" style:family="text">
      <style:text-properties fo:font-weight="bold" officeooo:rsid="011cbf45" style:font-weight-asian="bold" style:font-weight-complex="bold"/>
    </style:style>
    <style:style style:name="T13" style:family="text">
      <style:text-properties officeooo:rsid="00254746"/>
    </style:style>
    <style:style style:name="T14" style:family="text">
      <style:text-properties officeooo:rsid="0023f7c4"/>
    </style:style>
    <style:style style:name="T15" style:family="text">
      <style:text-properties officeooo:rsid="0025c850"/>
    </style:style>
    <style:style style:name="T16" style:family="text">
      <style:text-properties officeooo:rsid="002f7c96"/>
    </style:style>
    <style:style style:name="T17" style:family="text">
      <style:text-properties officeooo:rsid="002867e4"/>
    </style:style>
    <style:style style:name="T18" style:family="text">
      <style:text-properties style:font-name="Liberation Sans" fo:font-size="18.2000007629395pt" fo:font-weight="bold" officeooo:rsid="0118625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" fo:font-size="28pt" fo:font-weight="bold" officeooo:rsid="00faf46a" style:font-name-asian="Droid Sans Fallback" style:font-size-asian="28pt" style:font-weight-asian="bold" style:font-name-complex="FreeSans" style:font-size-complex="28pt" style:font-weight-complex="bold"/>
    </style:style>
    <style:style style:name="T20" style:family="text">
      <style:text-properties style:font-name="Liberation Sans" fo:font-size="28pt" fo:font-weight="bold" officeooo:rsid="01186253" style:font-name-asian="Droid Sans Fallback" style:font-size-asian="28pt" style:font-weight-asian="bold" style:font-name-complex="FreeSans" style:font-size-complex="28pt" style:font-weight-complex="bold"/>
    </style:style>
    <style:style style:name="T21" style:family="text">
      <style:text-properties style:font-name="Arial" officeooo:rsid="00f0a4cd" style:font-size-asian="10.5pt"/>
    </style:style>
    <style:style style:name="T22" style:family="text">
      <style:text-properties style:font-name="Arial" officeooo:rsid="00f1256a" style:font-size-asian="10.5pt"/>
    </style:style>
    <style:style style:name="T23" style:family="text">
      <style:text-properties style:font-name="Arial" officeooo:rsid="00faf46a" style:font-size-asian="10.5pt"/>
    </style:style>
    <style:style style:name="T24" style:family="text">
      <style:text-properties style:font-name="Arial" officeooo:rsid="01186253" style:font-size-asian="10.5pt"/>
    </style:style>
    <style:style style:name="T25" style:family="text">
      <style:text-properties officeooo:rsid="01186253"/>
    </style:style>
    <style:style style:name="T26" style:family="text">
      <style:text-properties officeooo:rsid="0102636b"/>
    </style:style>
    <style:style style:name="T27" style:family="text">
      <style:text-properties officeooo:rsid="011b984f"/>
    </style:style>
    <style:style style:name="T28" style:family="text">
      <style:text-properties officeooo:rsid="011cb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><text:span text:style-name="T1">Exercici </text:span><text:span text:style-name="T28">4</text:span><text:span text:style-name="T6">: </text:span><text:span text:style-name="T20">Transformacions XLST i XSL-FO</text:span><text:span text:style-name="T19">.</text:span></text:p>
      <text:p text:style-name="P12"/>
      <table:table table:name="Table1" table:style-name="Table1">
        <table:table-column table:style-name="Table1.A"/>
        <table:table-row table:style-name="TableLine94387403659792">
          <table:table-cell table:style-name="Table1.A1" office:value-type="string">
            <text:list xml:id="list3212919197" text:style-name="L1">
              <text:list-item>
                <text:p text:style-name="P17"><text:span text:style-name="T13">Utilitza la teva aplicació ofimàtica per tal de completar </text:span>aquest document <text:span text:style-name="T14">amb les teves respostes intercalades</text:span></text:p>
              </text:list-item>
              <text:list-item>
                <text:p text:style-name="P17">No <text:span text:style-name="T13">t'</text:span>oblidis <text:span text:style-name="T13">de </text:span>posar el teu nom a la capçalera!</text:p>
              </text:list-item>
              <text:list-item>
                <text:p text:style-name="P18">Exporta l'arxiu a format PDF.</text:p>
              </text:list-item>
              <text:list-item>
                <text:p text:style-name="P18">Anomena l'arxiu amb la inicial del teu nom + el teu cognom + l'acrònim <text:span text:style-name="T15">que figura a la c</text:span>apçalera. Tot sense <text:span text:style-name="T15">accents i la primera part en minúscules</text:span>. Per exemple, se et dius Laura Pérez, el <text:span text:style-name="T15">teu arxiu s'anomenarà </text:span><text:span text:style-name="T7">lperez</text:span><text:span text:style-name="T11">DAW</text:span><text:span text:style-name="T7">M4UF</text:span><text:span text:style-name="T9">1</text:span><text:span text:style-name="T7"> </text:span><text:span text:style-name="T11">E</text:span><text:span text:style-name="T12">4</text:span><text:span text:style-name="T8">.</text:span><text:span text:style-name="T7">pdf</text:span></text:p>
              </text:list-item>
              <text:list-item>
                <text:p text:style-name="P19">Penja l'arxiu a l'enllaç corresponent de <text:span text:style-name="T10">moodle</text:span> <text:span text:style-name="T16">abans del deadline.</text:span></text:p>
              </text:list-item>
              <text:list-item>
                <text:p text:style-name="P20">Gràcies <text:span text:style-name="T17">per la vostra col·laboració</text:span> i bon curs a tots!</text:p>
              </text:list-item>
            </text:list>
          </table:table-cell>
        </table:table-row>
      </table:table>
      <text:p text:style-name="P11"/>
      <text:h text:style-name="P16" text:outline-level="1"><text:span text:style-name="T18">Transformacions XSLT</text:span>.</text:h>
      <text:h text:style-name="Heading_20_2" text:outline-level="2">Exercici1.</text:h>
      <text:p text:style-name="P14"><text:span text:style-name="T26">Utilitzant el document papallones.xml, </text:span><text:span text:style-name="T25">genereu un document de transformació xsl que converteixi el document xml en un html a on es mostri tota la informació de cada espècie en una taula separada. </text:span><text:span text:style-name="T24">Podeu utilitzar xalan o xlstproc.</text:span></text:p>
      <text:h text:style-name="P15" text:outline-level="2">Exercici 2.</text:h>
      <text:p text:style-name="P13"><text:span text:style-name="T21">Utilitzant </text:span><text:span text:style-name="T23">el document autoescola.xml </text:span><text:span text:style-name="T24">i una plantilla xsl-fo</text:span><text:span text:style-name="T22">, </text:span><text:span text:style-name="T23">genereu </text:span><text:span text:style-name="T24">un document .pdf que contingui un informe amb tota la informació dels alumnes de l’autoescola, i els resultats en els seus exàme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arial" svg:font-family="arial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1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002cm" table:align="margins"/>
    </style:style>
    <style:style style:name="Tabla2.A" style:family="table-column">
      <style:table-column-properties style:column-width="2.697cm" style:rel-column-width="11045*"/>
    </style:style>
    <style:style style:name="Tabla2.B" style:family="table-column">
      <style:table-column-properties style:column-width="3.297cm" style:rel-column-width="13501*"/>
    </style:style>
    <style:style style:name="Tabla2.C" style:family="table-column">
      <style:table-column-properties style:column-width="4.611cm" style:rel-column-width="18883*"/>
    </style:style>
    <style:style style:name="Tabla2.D" style:family="table-column">
      <style:table-column-properties style:column-width="4.29cm" style:rel-column-width="17568*"/>
    </style:style>
    <style:style style:name="Tabla2.E" style:family="table-column">
      <style:table-column-properties style:column-width="1.108cm" style:rel-column-width="4538*"/>
    </style:style>
    <style:style style:name="Tabla2.1" style:family="table-row">
      <style:table-row-properties style:min-row-height="1.905cm"/>
    </style:style>
    <style:style style:name="Tabla2.A1" style:family="table-cell">
      <style:table-cell-properties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199cm" fo:border="0.25pt solid #000000">
        <style:background-image/>
      </style:table-cell-properties>
    </style:style>
    <style:style style:name="Tabla2.2" style:family="table-row">
      <style:table-row-properties style:row-height="0.483cm"/>
    </style:style>
    <style:style style:name="Tabla2.A2" style:family="table-cell">
      <style:table-cell-properties fo:background-color="transparent" fo:padding="0.199cm" fo:border="none">
        <style:background-image/>
      </style:table-cell-properties>
    </style:style>
    <style:style style:name="Tabla2.3" style:family="table-row">
      <style:table-row-properties style:row-height="0.794cm"/>
    </style:style>
    <style:style style:name="Tabla2.A3" style:family="table-cell">
      <style:table-cell-properties style:vertical-align="bottom" fo:background-color="transparent" fo:padding="0.199cm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199cm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002cm" table:align="margins"/>
    </style:style>
    <style:style style:name="Tabla1.A" style:family="table-column">
      <style:table-column-properties style:column-width="5.334cm" style:rel-column-width="2184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1" fo:font-size="12pt" style:font-size-asian="12pt" style:font-size-complex="12pt"/>
    </style:style>
    <style:style style:name="MP3" style:family="paragraph" style:parent-style-name="Table_20_Contents"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2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f0a4cd"/>
    </style:style>
    <style:style style:name="MT3" style:family="text">
      <style:text-properties officeooo:rsid="011b984f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5.593cm" svg:height="1.677cm" draw:z-index="0"><draw:image xlink:href="Pictures/10000201000001040000004EEC2C8B99A3F5006A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2</text:span> <text:span text:style-name="MT1">E</text:span><text:span text:style-name="MT3">4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 table:style-name="TableLine94387315116768"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1</text:page-number><text:s/>de <text:page-count>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3-03-01T16:01:24.430564519</dc:date>
    <meta:editing-duration>P1DT15H47M47S</meta:editing-duration>
    <meta:editing-cycles>425</meta:editing-cycles>
    <meta:generator>LibreOffice/7.0.4.2$Linux_X86_64 LibreOffice_project/00$Build-2</meta:generator>
    <meta:print-date>2015-11-10T10:53:52.760392182</meta:print-date>
    <meta:document-statistic meta:table-count="3" meta:image-count="1" meta:object-count="0" meta:page-count="1" meta:paragraph-count="18" meta:word-count="193" meta:character-count="1153" meta:non-whitespace-character-count="984"/>
  </office:meta>
</office:document-meta>
</file>